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office:version="1.2">
  <office:body>
    <office:spreadsheet>
      <table:table table:name="dette_adel_1">
        <table:table-row>
          <table:table-cell office:value-type="string">
            <text:p/>
          </table:table-cell>
          <table:table-cell office:value-type="string">
            <text:p>Total du (€)</text:p>
          </table:table-cell>
          <table:table-cell office:value-type="string">
            <text:p>1250,00 €</text:p>
          </table:table-cell>
          <table:table-cell office:value-type="string">
            <text:p>Total paye (€)</text:p>
          </table:table-cell>
          <table:table-cell office:value-type="string">
            <text:p>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125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/01/2024</text:p>
          </table:table-cell>
          <table:table-cell office:value-type="string">
            <text:p>Ouverture dette 1</text:p>
          </table:table-cell>
          <table:table-cell office:value-type="string">
            <text:p>-1250</text:p>
          </table:table-cell>
          <table:table-cell office:value-type="string">
            <text:p>EUR</text:p>
          </table:table-cell>
        </table:table-row>
      </table:table>
      <table:table table:name="dette_adel_2">
        <table:table-row>
          <table:table-cell office:value-type="string">
            <text:p/>
          </table:table-cell>
          <table:table-cell office:value-type="string">
            <text:p>Total prete (€)</text:p>
          </table:table-cell>
          <table:table-cell office:value-type="string">
            <text:p>3200,00 €</text:p>
          </table:table-cell>
          <table:table-cell office:value-type="string">
            <text:p>Total paye (€)</text:p>
          </table:table-cell>
          <table:table-cell office:value-type="string">
            <text:p>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32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/01/2024</text:p>
          </table:table-cell>
          <table:table-cell office:value-type="string">
            <text:p>Versement initial ordinateur</text:p>
          </table:table-cell>
          <table:table-cell office:value-type="string">
            <text:p>-2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/01/2024</text:p>
          </table:table-cell>
          <table:table-cell office:value-type="string">
            <text:p>Complement ordinateur</text:p>
          </table:table-cell>
          <table:table-cell office:value-type="string">
            <text:p>-1200</text:p>
          </table:table-cell>
          <table:table-cell office:value-type="string">
            <text:p>EUR</text:p>
          </table:table-cell>
        </table:table-row>
      </table:table>
      <table:table table:name="dette_adel_maison">
        <table:table-row>
          <table:table-cell office:value-type="string">
            <text:p/>
          </table:table-cell>
          <table:table-cell office:value-type="string">
            <text:p>Total prete (€)</text:p>
          </table:table-cell>
          <table:table-cell office:value-type="string">
            <text:p>21650,00 €</text:p>
          </table:table-cell>
          <table:table-cell office:value-type="string">
            <text:p>Total paye (€)</text:p>
          </table:table-cell>
          <table:table-cell office:value-type="string">
            <text:p>70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2095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/01/2022</text:p>
          </table:table-cell>
          <table:table-cell office:value-type="string">
            <text:p>Pret maison</text:p>
          </table:table-cell>
          <table:table-cell office:value-type="string">
            <text:p>-21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Date</text:p>
          </table:table-cell>
          <table:table-cell office:value-type="string">
            <text:p>Paye(€)</text:p>
          </table:table-cell>
          <table:table-cell office:value-type="string">
            <text:p>Prete(€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3/2024</text:p>
          </table:table-cell>
          <table:table-cell office:value-type="string">
            <text:p>3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03/2024</text:p>
          </table:table-cell>
          <table:table-cell office:value-type="string">
            <text:p>Paiement mars</text:p>
          </table:table-cell>
          <table:table-cell office:value-type="string">
            <text:p>3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4/2024</text:p>
          </table:table-cell>
          <table:table-cell office:value-type="string">
            <text:p>0,00 €</text:p>
          </table:table-cell>
          <table:table-cell office:value-type="string">
            <text:p>-2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/</text:p>
          </table:table-cell>
          <table:table-cell office:value-type="string">
            <text:p>/</text:p>
          </table:table-cell>
          <table:table-cell office:value-type="string">
            <text:p>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5/2024</text:p>
          </table:table-cell>
          <table:table-cell office:value-type="string">
            <text:p>4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9/05/2024</text:p>
          </table:table-cell>
          <table:table-cell office:value-type="string">
            <text:p>Paiement mai</text:p>
          </table:table-cell>
          <table:table-cell office:value-type="string">
            <text:p>400</text:p>
          </table:table-cell>
          <table:table-cell office:value-type="string">
            <text:p>EUR</text:p>
          </table:table-cell>
        </table:table-row>
      </table:table>
      <table:table table:name="dette_fatiha">
        <table:table-row>
          <table:table-cell office:value-type="string">
            <text:p/>
          </table:table-cell>
          <table:table-cell office:value-type="string">
            <text:p>Total prete (€)</text:p>
          </table:table-cell>
          <table:table-cell office:value-type="string">
            <text:p>13000,00 €</text:p>
          </table:table-cell>
          <table:table-cell office:value-type="string">
            <text:p>Total paye (€)</text:p>
          </table:table-cell>
          <table:table-cell office:value-type="string">
            <text:p>180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112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/05/2023</text:p>
          </table:table-cell>
          <table:table-cell office:value-type="string">
            <text:p>Pret initial</text:p>
          </table:table-cell>
          <table:table-cell office:value-type="string">
            <text:p>-2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/06/2023</text:p>
          </table:table-cell>
          <table:table-cell office:value-type="string">
            <text:p>Pret suite</text:p>
          </table:table-cell>
          <table:table-cell office:value-type="string">
            <text:p>-20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Date</text:p>
          </table:table-cell>
          <table:table-cell office:value-type="string">
            <text:p>Paye(€)</text:p>
          </table:table-cell>
          <table:table-cell office:value-type="string">
            <text:p>Prete(€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2/2024</text:p>
          </table:table-cell>
          <table:table-cell office:value-type="string">
            <text:p>3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5/02/2024</text:p>
          </table:table-cell>
          <table:table-cell office:value-type="string">
            <text:p>Paiement fevrier</text:p>
          </table:table-cell>
          <table:table-cell office:value-type="string">
            <text:p>300</text:p>
          </table:table-cell>
          <table:table-cell office:value-type="string">
            <text:p>EUR</text:p>
          </table:table-cell>
        </table:table-row>
      </table:table>
      <table:table table:name="dette_youssef_auto">
        <table:table-row>
          <table:table-cell office:value-type="string">
            <text:p/>
          </table:table-cell>
          <table:table-cell office:value-type="string">
            <text:p>Total prete (€)</text:p>
          </table:table-cell>
          <table:table-cell office:value-type="string">
            <text:p>2400,00 €</text:p>
          </table:table-cell>
          <table:table-cell office:value-type="string">
            <text:p>Total paye (€)</text:p>
          </table:table-cell>
          <table:table-cell office:value-type="string">
            <text:p>50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19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/02/2025</text:p>
          </table:table-cell>
          <table:table-cell office:value-type="string">
            <text:p>Pret voiture</text:p>
          </table:table-cell>
          <table:table-cell office:value-type="string">
            <text:p>-2400</text:p>
          </table:table-cell>
          <table:table-cell office:value-type="string">
            <text:p>EUR</text:p>
          </table:table-cell>
        </table:table-row>
        <table:table-row>
          <table:table-cell office:value-type="string">
            <text:p/>
          </table:table-cell>
          <table:table-cell office:value-type="string">
            <text:p>Date</text:p>
          </table:table-cell>
          <table:table-cell office:value-type="string">
            <text:p>Paye(€)</text:p>
          </table:table-cell>
          <table:table-cell office:value-type="string">
            <text:p>Prete(€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XX/03/2025</text:p>
          </table:table-cell>
          <table:table-cell office:value-type="string">
            <text:p>5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/03/2025</text:p>
          </table:table-cell>
          <table:table-cell office:value-type="string">
            <text:p>Paiement voiture</text:p>
          </table:table-cell>
          <table:table-cell office:value-type="string">
            <text:p>500</text:p>
          </table:table-cell>
          <table:table-cell office:value-type="string">
            <text:p>EUR</text:p>
          </table:table-cell>
        </table:table-row>
      </table:table>
      <table:table table:name="dette_samira_sante">
        <table:table-row>
          <table:table-cell office:value-type="string">
            <text:p/>
          </table:table-cell>
          <table:table-cell office:value-type="string">
            <text:p>Total prete (€)</text:p>
          </table:table-cell>
          <table:table-cell office:value-type="string">
            <text:p>900,00 €</text:p>
          </table:table-cell>
          <table:table-cell office:value-type="string">
            <text:p>Total paye (€)</text:p>
          </table:table-cell>
          <table:table-cell office:value-type="string">
            <text:p>0,00 €</text:p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>Reste a payer (€)</text:p>
          </table:table-cell>
          <table:table-cell office:value-type="string">
            <text:p>9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6/01/2025</text:p>
          </table:table-cell>
          <table:table-cell office:value-type="string">
            <text:p>Aide sante</text:p>
          </table:table-cell>
          <table:table-cell office:value-type="string">
            <text:p>-900</text:p>
          </table:table-cell>
          <table:table-cell office:value-type="string">
            <text:p>EUR</text:p>
          </table:table-cell>
        </table:table-row>
      </table:table>
    </office:spreadsheet>
  </office:body>
</office:document-content>
</file>